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FB5000000C94FDA4EAC.wmf"/>
  <manifest:file-entry manifest:media-type="" manifest:full-path="Pictures/20000007000025F9000000C9F0140E06.wmf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orphans="2" fo:widows="2"/>
    </style:style>
    <style:style style:name="P2" style:family="paragraph" style:parent-style-name="code">
      <style:paragraph-properties fo:orphans="2" fo:widows="2"/>
    </style:style>
    <style:style style:name="P3" style:family="paragraph" style:parent-style-name="code">
      <style:paragraph-properties fo:orphans="2" fo:widows="2"/>
      <style:text-properties style:use-window-font-color="true" style:font-name="Courier" fo:font-size="8.5pt" style:font-name-asian="Courier" style:font-size-asian="8.5pt" style:font-name-complex="Courier" style:font-size-complex="8.5pt"/>
    </style:style>
    <style:style style:name="P4" style:family="paragraph" style:parent-style-name="Heading1_20_Without_20_Numbering" style:master-page-name="Appendix">
      <style:paragraph-properties style:page-number="auto"/>
    </style:style>
    <style:style style:name="P5" style:family="paragraph" style:parent-style-name="code">
      <style:paragraph-properties fo:orphans="2" fo:widows="2"/>
      <style:text-properties style:use-window-font-color="true" style:font-name="Courier" fo:font-size="8.5pt" style:font-name-asian="Courier" style:font-size-asian="8.5pt" style:font-name-complex="Courier" style:font-size-complex="8.5pt"/>
    </style:style>
    <style:style style:name="P6" style:family="paragraph">
      <style:paragraph-properties fo:text-align="center"/>
      <style:text-properties fo:font-size="18pt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1413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6" svg:width="6.4996in" svg:height="0.135in" svg:x="-2.3752in" svg:y="0in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6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6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6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6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6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6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6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6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6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6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6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6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6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text:list xml:id="list2608414084769637718" text:style-name="Appendix_20_Numbering">
        <text:list-item>
          <text:p text:style-name="P4">XML Schema for jdo.xml</text:p>
        </text:list-item>
      </text:list>
      <text:p text:style-name="P2">&lt;?xml version=”1.0” encoding=”UTF-8”?&gt;</text:p>
      <text:p text:style-name="P2">&lt;xs:schema targetNamespace=”http://java.sun.com/xml/ns/jdo/jdo”</text:p>
      <text:p text:style-name="P2"><text:s text:c="11"/>xmlns=”http://java.sun.co<text:bookmark text:name="_GoBack"/>m/xml/ns/jdo/jdo”</text:p>
      <text:p text:style-name="P2"><text:s text:c="11"/>xmlns:xs=”http://www.w3.org/2001/XMLSchema”</text:p>
      <text:p text:style-name="P2"><text:s text:c="11"/>version=”3.0”&gt;</text:p>
      <text:p text:style-name="P2"><text:s text:c="4"/>&lt;xs:element name=”jdo”&gt;</text:p>
      <text:p text:style-name="P2"><text:s text:c="8"/>&lt;xs:complexType&gt;</text:p>
      <text:p text:style-name="P2"><text:s text:c="12"/>&lt;xs:choice maxOccurs=”unbounded”&gt;</text:p>
      <text:p text:style-name="P2"><text:s text:c="16"/>&lt;xs:element ref=”extension”/&gt;</text:p>
      <text:p text:style-name="P2"><text:s text:c="16"/>&lt;xs:element ref=”package”/&gt;</text:p>
      <text:p text:style-name="P2"><text:s text:c="16"/>&lt;xs:element ref=”query”/&gt;</text:p>
      <text:p text:style-name="P2"><text:s text:c="16"/>&lt;xs:element ref=”fetch-plan”/&gt;</text:p>
      <text:p text:style-name="P2"><text:s text:c="12"/>&lt;/xs:choice&gt;</text:p>
      <text:p text:style-name="P2"><text:s text:c="12"/>&lt;xs:attributeGroup ref=”attlist.jdo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jdo”&gt;</text:p>
      <text:p text:style-name="P2"><text:s text:c="8"/>&lt;xs:attribute name=”catalog”/&gt;</text:p>
      <text:p text:style-name="P2"><text:s text:c="8"/>&lt;xs:attribute name=”schema”/&gt;</text:p>
      <text:p text:style-name="P2"><text:s text:c="4"/>&lt;/xs:attributeGroup&gt;</text:p>
      <text:p text:style-name="P2"><text:s text:c="4"/>&lt;xs:element name=”fetch-plan”&gt;</text:p>
      <text:p text:style-name="P2"><text:s text:c="8"/>&lt;xs:complexType&gt;</text:p>
      <text:p text:style-name="P2"><text:s text:c="12"/>&lt;xs:choice maxOccurs=”unbounded”&gt;</text:p>
      <text:p text:style-name="P2"><text:s text:c="16"/>&lt;xs:element ref=”fetch-group”/&gt;</text:p>
      <text:p text:style-name="P2"><text:s text:c="12"/>&lt;/xs:choice&gt;</text:p>
      <text:p text:style-name="P2"><text:s text:c="12"/>&lt;xs:attributeGroup ref=”attlist.fetch-plan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fetch-plan”&gt;</text:p>
      <text:p text:style-name="P2"><text:s text:c="8"/>&lt;xs:attribute name=”name” default=””/&gt;</text:p>
      <text:p text:style-name="P2"><text:s text:c="8"/>&lt;xs:attribute name=”max-fetch-depth” default=”1”/&gt;</text:p>
      <text:p text:style-name="P2"><text:s text:c="8"/>&lt;xs:attribute name=”fetch-size” default=”0”/&gt;</text:p>
      <text:p text:style-name="P2"><text:s text:c="4"/>&lt;/xs:attributeGroup&gt;</text:p>
      <text:p text:style-name="P2"><text:s text:c="4"/>&lt;xs:element name=”package”&gt;</text:p>
      <text:p text:style-name="P2"><text:s text:c="8"/>&lt;xs:complexType&gt;</text:p>
      <text:p text:style-name="P2"><text:s text:c="12"/>&lt;xs:choice maxOccurs=”unbounded”&gt;</text:p>
      <text:p text:style-name="P2"><text:s text:c="16"/>&lt;xs:element ref=”extension”/&gt;</text:p>
      <text:p text:style-name="P2"><text:s text:c="16"/>&lt;xs:element ref=”interface”/&gt;</text:p>
      <text:p text:style-name="P2"><text:s text:c="16"/>&lt;xs:element ref=”class”/&gt;</text:p>
      <text:p text:style-name="P2"><text:s text:c="16"/>&lt;xs:element ref=”sequence”/&gt;</text:p>
      <text:p text:style-name="P2"><text:s text:c="12"/>&lt;/xs:choice&gt;</text:p>
      <text:p text:style-name="P2"><text:s text:c="12"/>&lt;xs:attributeGroup ref=”attlist.package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package”&gt;</text:p>
      <text:p text:style-name="P2"><text:s text:c="8"/>&lt;xs:attribute name=”name” default=””/&gt;</text:p>
      <text:p text:style-name="P2"><text:s text:c="8"/>&lt;xs:attribute name=”catalog”/&gt;</text:p>
      <text:p text:style-name="P2"><text:s text:c="8"/>&lt;xs:attribute name=”schema”/&gt;</text:p>
      <text:p text:style-name="P2"><text:s text:c="4"/>&lt;/xs:attributeGroup&gt;</text:p>
      <text:p text:style-name="P2"><text:s text:c="4"/>&lt;xs:element name=”interface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oft-page-break/><text:s text:c="20"/>Please note, </text:p>
      <text:p text:style-name="P2"><text:s text:c="20"/>the following subelements must not occur more than once:</text:p>
      <text:p text:style-name="P2"><text:s text:c="20"/>- datastore-identity</text:p>
      <text:p text:style-name="P2"><text:s text:c="20"/>- primary-key</text:p>
      <text:p text:style-name="P2"><text:s text:c="20"/>- inheritance</text:p>
      <text:p text:style-name="P2"><text:s text:c="20"/>- version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datastore-identity”/&gt;</text:p>
      <text:p text:style-name="P2"><text:s text:c="16"/>&lt;xs:element ref=”primary-key”/&gt;</text:p>
      <text:p text:style-name="P2"><text:s text:c="16"/>&lt;xs:element ref=”inheritance”/&gt;</text:p>
      <text:p text:style-name="P2"><text:s text:c="16"/>&lt;xs:element ref=”version”/&gt;</text:p>
      <text:p text:style-name="P2"><text:s text:c="16"/>&lt;xs:element ref=”joi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6"/>&lt;xs:element ref=”property”/&gt;</text:p>
      <text:p text:style-name="P2"><text:s text:c="16"/>&lt;xs:element ref=”query”/&gt;</text:p>
      <text:p text:style-name="P2"><text:s text:c="16"/>&lt;xs:element ref=”fetch-group”/&gt;</text:p>
      <text:p text:style-name="P2"><text:s text:c="12"/>&lt;/xs:choice&gt;</text:p>
      <text:p text:style-name="P2"><text:s text:c="12"/>&lt;xs:attributeGroup ref=”attlist.interface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interface”&gt;</text:p>
      <text:p text:style-name="P2"><text:s text:c="8"/>&lt;xs:attribute name=”name” use=”required”/&gt;</text:p>
      <text:p text:style-name="P2"><text:s text:c="8"/>&lt;xs:attribute name=”table”/&gt;</text:p>
      <text:p text:style-name="P2"><text:s text:c="8"/>&lt;xs:attribute name=”identity-typ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datastore”/&gt;</text:p>
      <text:p text:style-name="P2"><text:s text:c="20"/>&lt;xs:enumeration value=”application”/&gt;</text:p>
      <text:p text:style-name="P2"><text:s text:c="20"/>&lt;xs:enumeration value=”nondurabl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objectid-class”/&gt;</text:p>
      <text:p text:style-name="P2"><text:s text:c="8"/>&lt;xs:attribute name=”requires-extent” default=”tr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tachable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embedded-only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oft-page-break/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catalog”/&gt;</text:p>
      <text:p text:style-name="P2"><text:s text:c="8"/>&lt;xs:attribute name=”schema”/&gt;</text:p>
      <text:p text:style-name="P2"><text:s text:c="8"/>&lt;xs:attribute name=”cacheable” default=”tr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serialize-read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property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the choice of array, collection and map,</text:p>
      <text:p text:style-name="P2"><text:s text:c="20"/>- join</text:p>
      <text:p text:style-name="P2"><text:s text:c="20"/>- embedded</text:p>
      <text:p text:style-name="P2"><text:s text:c="20"/>- key</text:p>
      <text:p text:style-name="P2"><text:s text:c="20"/>- value</text:p>
      <text:p text:style-name="P2"><text:s text:c="20"/>- order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choice minOccurs=”0” maxOccurs=”1”&gt;</text:p>
      <text:p text:style-name="P2"><text:s text:c="20"/>&lt;xs:element ref=”array”/&gt;</text:p>
      <text:p text:style-name="P2"><text:s text:c="20"/>&lt;xs:element ref=”collection”/&gt;</text:p>
      <text:p text:style-name="P2"><text:s text:c="20"/>&lt;xs:element ref=”map”/&gt;</text:p>
      <text:p text:style-name="P2"><text:s text:c="16"/>&lt;/xs:choice&gt;</text:p>
      <text:p text:style-name="P2"><text:s text:c="16"/>&lt;xs:element ref=”join”/&gt;</text:p>
      <text:p text:style-name="P2"><text:s text:c="16"/>&lt;xs:element ref=”embedded”/&gt;</text:p>
      <text:p text:style-name="P2"><text:s text:c="16"/>&lt;xs:element ref=”element”/&gt;</text:p>
      <text:p text:style-name="P2"><text:s text:c="16"/>&lt;xs:element ref=”key”/&gt;</text:p>
      <text:p text:style-name="P2"><text:s text:c="16"/>&lt;xs:element ref=”value”/&gt;</text:p>
      <text:p text:style-name="P2"><text:s text:c="16"/>&lt;xs:element ref=”order”/&gt;</text:p>
      <text:p text:style-name="P2"><text:s text:c="16"/>&lt;xs:element ref=”colum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2"/>&lt;/xs:choice&gt;</text:p>
      <text:p text:style-name="P2"><text:soft-page-break/><text:s text:c="12"/>&lt;xs:attributeGroup ref=”attlist.property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property”&gt;</text:p>
      <text:p text:style-name="P2"><text:s text:c="8"/>&lt;xs:attribute name=”name” use=”required”/&gt;</text:p>
      <text:p text:style-name="P2"><text:s text:c="8"/>&lt;xs:attribute name=”persistence-modifier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persistent”/&gt;</text:p>
      <text:p text:style-name="P2"><text:s text:c="20"/>&lt;xs:enumeration value=”transactional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fault-fetch-group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load-fetch-group”/&gt;</text:p>
      <text:p text:style-name="P2"><text:s text:c="8"/>&lt;xs:attribute name=”null-value” default=”non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default”/&gt;</text:p>
      <text:p text:style-name="P2"><text:s text:c="20"/>&lt;xs:enumeration value=”exception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pend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embedd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primary-key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oft-page-break/><text:s text:c="8"/>&lt;xs:attribute name=”value-strategy”/&gt;</text:p>
      <text:p text:style-name="P2"><text:s text:c="8"/>&lt;xs:attribute name=”sequence”/&gt;</text:p>
      <text:p text:style-name="P2"><text:s text:c="8"/>&lt;xs:attribute name=”serializ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field-type”/&gt;</text:p>
      <text:p text:style-name="P2"><text:s text:c="8"/>&lt;xs:attribute name=”table”/&gt;</text:p>
      <text:p text:style-name="P2"><text:s text:c="8"/>&lt;xs:attribute name=”column”/&gt;</text:p>
      <text:p text:style-name="P2"><text:s text:c="8"/>&lt;xs:attribute name=”dele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mapped-by”/&gt;</text:p>
      <text:p text:style-name="P2"><text:s text:c="8"/>&lt;xs:attribute name=”recursion-depth”/&gt;</text:p>
      <text:p text:style-name="P2"><text:s text:c="8"/>&lt;xs:attribute name=”field-name”/&gt;</text:p>
      <text:p text:style-name="P2"><text:s text:c="8"/>&lt;xs:attribute name=”cacheable” default=”tr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class”&gt;</text:p>
      <text:p text:style-name="P2"><text:s text:c="8"/>&lt;xs:complexType&gt;</text:p>
      <text:p text:style-name="P2"><text:s text:c="12"/>&lt;xs:choice minOccurs=”0” maxOccurs=”unbounded”&gt;</text:p>
      <text:p text:style-name="P2"><text:soft-page-break/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datastore-identity</text:p>
      <text:p text:style-name="P2"><text:s text:c="20"/>- primary-key</text:p>
      <text:p text:style-name="P2"><text:s text:c="20"/>- inheritance</text:p>
      <text:p text:style-name="P2"><text:s text:c="20"/>- version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implements”/&gt;</text:p>
      <text:p text:style-name="P2"><text:s text:c="16"/>&lt;xs:element ref=”datastore-identity”/&gt;</text:p>
      <text:p text:style-name="P2"><text:s text:c="16"/>&lt;xs:element ref=”primary-key”/&gt;</text:p>
      <text:p text:style-name="P2"><text:s text:c="16"/>&lt;xs:element ref=”inheritance”/&gt;</text:p>
      <text:p text:style-name="P2"><text:s text:c="16"/>&lt;xs:element ref=”version”/&gt;</text:p>
      <text:p text:style-name="P2"><text:s text:c="16"/>&lt;xs:element ref=”joi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6"/>&lt;xs:element ref=”column”/&gt;</text:p>
      <text:p text:style-name="P2"><text:s text:c="16"/>&lt;xs:element ref=”field”/&gt;</text:p>
      <text:p text:style-name="P2"><text:s text:c="16"/>&lt;xs:element ref=”property”/&gt;</text:p>
      <text:p text:style-name="P2"><text:s text:c="16"/>&lt;xs:element ref=”query”/&gt;</text:p>
      <text:p text:style-name="P2"><text:s text:c="16"/>&lt;xs:element ref=”fetch-group”/&gt;</text:p>
      <text:p text:style-name="P2"><text:s text:c="12"/>&lt;/xs:choice&gt;</text:p>
      <text:p text:style-name="P2"><text:s text:c="12"/>&lt;xs:attributeGroup ref=”attlist.class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class”&gt;</text:p>
      <text:p text:style-name="P2"><text:s text:c="8"/>&lt;xs:attribute name=”name” use=”required”/&gt;</text:p>
      <text:p text:style-name="P2"><text:s text:c="8"/>&lt;xs:attribute name=”identity-typ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application”/&gt;</text:p>
      <text:p text:style-name="P2"><text:s text:c="20"/>&lt;xs:enumeration value=”datastore”/&gt;</text:p>
      <text:p text:style-name="P2"><text:s text:c="20"/>&lt;xs:enumeration value=”nondurabl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objectid-class”/&gt;</text:p>
      <text:p text:style-name="P2"><text:s text:c="8"/>&lt;xs:attribute name=”table”/&gt;</text:p>
      <text:p text:style-name="P2"><text:s text:c="8"/>&lt;xs:attribute name=”requires-extent” default=”tr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persistence-capable-superclass”/&gt;</text:p>
      <text:p text:style-name="P2"><text:s text:c="8"/>&lt;xs:attribute name=”detachable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oft-page-break/><text:s text:c="8"/>&lt;/xs:attribute&gt;</text:p>
      <text:p text:style-name="P2"><text:s text:c="8"/>&lt;xs:attribute name=”embedded-only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persistence-modifier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persistence-capable”/&gt;</text:p>
      <text:p text:style-name="P2"><text:s text:c="20"/>&lt;xs:enumeration value=”persistence-aware”/&gt;</text:p>
      <text:p text:style-name="P2"><text:s text:c="20"/>&lt;xs:enumeration value=”non-persistent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catalog”/&gt;</text:p>
      <text:p text:style-name="P2"><text:s text:c="8"/>&lt;xs:attribute name=”schema”/&gt;</text:p>
      <text:p text:style-name="P2"><text:s text:c="8"/>&lt;xs:attribute name=”cacheable” default=”tr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serialize-read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primary-key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element ref=”extension”/&gt;</text:p>
      <text:p text:style-name="P2"><text:s text:c="16"/>&lt;xs:element ref=”column”/&gt;</text:p>
      <text:p text:style-name="P2"><text:s text:c="12"/>&lt;/xs:choice&gt;</text:p>
      <text:p text:style-name="P2"><text:s text:c="12"/>&lt;xs:attributeGroup ref=”attlist.primary-key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primary-key”&gt;</text:p>
      <text:p text:style-name="P2"><text:s text:c="8"/>&lt;xs:attribute name=”name”/&gt;</text:p>
      <text:p text:style-name="P2"><text:s text:c="8"/>&lt;xs:attribute name=”column”/&gt;</text:p>
      <text:p text:style-name="P2"><text:s text:c="4"/>&lt;/xs:attributeGroup&gt;</text:p>
      <text:p text:style-name="P2"><text:s text:c="4"/>&lt;xs:element name=”join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oft-page-break/><text:s text:c="20"/>- primary-key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primary-key”/&gt;</text:p>
      <text:p text:style-name="P2"><text:s text:c="16"/>&lt;xs:element ref=”colum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2"/>&lt;/xs:choice&gt;</text:p>
      <text:p text:style-name="P2"><text:s text:c="12"/>&lt;xs:attributeGroup ref=”attlist.join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join”&gt;</text:p>
      <text:p text:style-name="P2"><text:s text:c="8"/>&lt;xs:attribute name=”table”/&gt;</text:p>
      <text:p text:style-name="P2"><text:s text:c="8"/>&lt;xs:attribute name=”column”/&gt;</text:p>
      <text:p text:style-name="P2"><text:s text:c="8"/>&lt;xs:attribute name=”outer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le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version”&gt;</text:p>
      <text:p text:style-name="P2"><text:soft-page-break/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index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column”/&gt;</text:p>
      <text:p text:style-name="P2"><text:s text:c="16"/>&lt;xs:element ref=”index”/&gt;</text:p>
      <text:p text:style-name="P2"><text:s text:c="12"/>&lt;/xs:choice&gt;</text:p>
      <text:p text:style-name="P2"><text:s text:c="12"/>&lt;xs:attributeGroup ref=”attlist.version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version”&gt;</text:p>
      <text:p text:style-name="P2"><text:s text:c="8"/>&lt;xs:attribute name=”strategy”/&gt;</text:p>
      <text:p text:style-name="P2"><text:s text:c="8"/>&lt;xs:attribute name=”column”/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datastore-identity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element ref=”extension”/&gt;</text:p>
      <text:p text:style-name="P2"><text:s text:c="16"/>&lt;xs:element ref=”column”/&gt;</text:p>
      <text:p text:style-name="P2"><text:s text:c="12"/>&lt;/xs:choice&gt;</text:p>
      <text:p text:style-name="P2"><text:s text:c="12"/>&lt;xs:attributeGroup ref=”attlist.datastore-identity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datastore-identity”&gt;</text:p>
      <text:p text:style-name="P2"><text:s text:c="8"/>&lt;xs:attribute name=”column”/&gt;</text:p>
      <text:p text:style-name="P2"><text:s text:c="8"/>&lt;xs:attribute name=”strategy” default=”native”/&gt;</text:p>
      <text:p text:style-name="P2"><text:s text:c="8"/>&lt;xs:attribute name=”sequence”/&gt;</text:p>
      <text:p text:style-name="P2"><text:s text:c="4"/>&lt;/xs:attributeGroup&gt;</text:p>
      <text:p text:style-name="P2"><text:s text:c="4"/>&lt;xs:element name=”implements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element ref=”extension”/&gt;</text:p>
      <text:p text:style-name="P2"><text:s text:c="16"/>&lt;xs:element ref=”property”/&gt;</text:p>
      <text:p text:style-name="P2"><text:s text:c="12"/>&lt;/xs:choice&gt;</text:p>
      <text:p text:style-name="P2"><text:s text:c="12"/>&lt;xs:attributeGroup ref=”attlist.implements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implements”&gt;</text:p>
      <text:p text:style-name="P2"><text:s text:c="8"/>&lt;xs:attribute name=”name” use=”required”/&gt;</text:p>
      <text:p text:style-name="P2"><text:s text:c="4"/>&lt;/xs:attributeGroup&gt;</text:p>
      <text:p text:style-name="P2"><text:s text:c="4"/>&lt;xs:element name=”inheritance”&gt;</text:p>
      <text:p text:style-name="P2"><text:s text:c="8"/>&lt;xs:complexType&gt;</text:p>
      <text:p text:style-name="P2"><text:s text:c="12"/>&lt;xs:choice minOccurs=”0” maxOccurs=”unbounded”&gt;</text:p>
      <text:p text:style-name="P2"><text:soft-page-break/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join</text:p>
      <text:p text:style-name="P2"><text:s text:c="20"/>- discriminator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join”/&gt;</text:p>
      <text:p text:style-name="P2"><text:s text:c="16"/>&lt;xs:element ref=”discriminator”/&gt;</text:p>
      <text:p text:style-name="P2"><text:s text:c="12"/>&lt;/xs:choice&gt;</text:p>
      <text:p text:style-name="P2"><text:s text:c="12"/>&lt;xs:attributeGroup ref=”attlist.inheritance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inheritance”&gt;</text:p>
      <text:p text:style-name="P2"><text:s text:c="8"/>&lt;xs:attribute name=”strategy”/&gt;</text:p>
      <text:p text:style-name="P2"><text:s text:c="4"/>&lt;/xs:attributeGroup&gt;</text:p>
      <text:p text:style-name="P2"><text:s text:c="4"/>&lt;xs:element name=”discriminator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index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column”/&gt;</text:p>
      <text:p text:style-name="P2"><text:s text:c="16"/>&lt;xs:element ref=”index”/&gt;</text:p>
      <text:p text:style-name="P2"><text:s text:c="12"/>&lt;/xs:choice&gt;</text:p>
      <text:p text:style-name="P2"><text:s text:c="12"/>&lt;xs:attributeGroup ref=”attlist.discriminator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discriminator”&gt;</text:p>
      <text:p text:style-name="P2"><text:s text:c="8"/>&lt;xs:attribute name=”column”/&gt;</text:p>
      <text:p text:style-name="P2"><text:s text:c="8"/>&lt;xs:attribute name=”value”/&gt;</text:p>
      <text:p text:style-name="P2"><text:s text:c="8"/>&lt;xs:attribute name=”strategy”/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column”&gt;</text:p>
      <text:p text:style-name="P2"><text:s text:c="8"/>&lt;xs:complexType&gt;</text:p>
      <text:p text:style-name="P2"><text:s text:c="12"/>&lt;xs:sequence&gt;</text:p>
      <text:p text:style-name="P2"><text:s text:c="16"/>&lt;xs:element minOccurs=”0” maxOccurs=”unbounded” ref=”extension”/&gt;</text:p>
      <text:p text:style-name="P2"><text:s text:c="12"/>&lt;/xs:sequence&gt;</text:p>
      <text:p text:style-name="P2"><text:s text:c="12"/>&lt;xs:attributeGroup ref=”attlist.column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column”&gt;</text:p>
      <text:p text:style-name="P2"><text:s text:c="8"/>&lt;xs:attribute name=”name”/&gt;</text:p>
      <text:p text:style-name="P2"><text:s text:c="8"/>&lt;xs:attribute name=”target”/&gt;</text:p>
      <text:p text:style-name="P2"><text:soft-page-break/><text:s text:c="8"/>&lt;xs:attribute name=”target-field”/&gt;</text:p>
      <text:p text:style-name="P2"><text:s text:c="8"/>&lt;xs:attribute name=”jdbc-type”/&gt;</text:p>
      <text:p text:style-name="P2"><text:s text:c="8"/>&lt;xs:attribute name=”sql-type”/&gt;</text:p>
      <text:p text:style-name="P2"><text:s text:c="8"/>&lt;xs:attribute name=”length”/&gt;</text:p>
      <text:p text:style-name="P2"><text:s text:c="8"/>&lt;xs:attribute name=”scale”/&gt;</text:p>
      <text:p text:style-name="P2"><text:s text:c="8"/>&lt;xs:attribute name=”position”/&gt;</text:p>
      <text:p text:style-name="P2"><text:s text:c="8"/>&lt;xs:attribute name=”allows-null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fault-value”/&gt;</text:p>
      <text:p text:style-name="P2"><text:s text:c="8"/>&lt;xs:attribute name=”insert-value”/&gt;</text:p>
      <text:p text:style-name="P2"><text:s text:c="4"/>&lt;/xs:attributeGroup&gt;</text:p>
      <text:p text:style-name="P2"><text:s text:c="4"/>&lt;xs:element name=”field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the choice of array, collection, and map</text:p>
      <text:p text:style-name="P2"><text:s text:c="20"/>- join</text:p>
      <text:p text:style-name="P2"><text:s text:c="20"/>- embedded</text:p>
      <text:p text:style-name="P2"><text:s text:c="20"/>- key</text:p>
      <text:p text:style-name="P2"><text:s text:c="20"/>- value</text:p>
      <text:p text:style-name="P2"><text:s text:c="20"/>- order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choice minOccurs=”0” maxOccurs=”1”&gt;</text:p>
      <text:p text:style-name="P2"><text:s text:c="20"/>&lt;xs:element ref=”array”/&gt;</text:p>
      <text:p text:style-name="P2"><text:s text:c="20"/>&lt;xs:element ref=”collection”/&gt;</text:p>
      <text:p text:style-name="P2"><text:s text:c="20"/>&lt;xs:element ref=”map”/&gt;</text:p>
      <text:p text:style-name="P2"><text:s text:c="16"/>&lt;/xs:choice&gt;</text:p>
      <text:p text:style-name="P2"><text:s text:c="16"/>&lt;xs:element ref=”join”/&gt;</text:p>
      <text:p text:style-name="P2"><text:s text:c="16"/>&lt;xs:element ref=”embedded”/&gt;</text:p>
      <text:p text:style-name="P2"><text:s text:c="16"/>&lt;xs:element ref=”element”/&gt;</text:p>
      <text:p text:style-name="P2"><text:s text:c="16"/>&lt;xs:element ref=”key”/&gt;</text:p>
      <text:p text:style-name="P2"><text:s text:c="16"/>&lt;xs:element ref=”value”/&gt;</text:p>
      <text:p text:style-name="P2"><text:s text:c="16"/>&lt;xs:element ref=”order”/&gt;</text:p>
      <text:p text:style-name="P2"><text:s text:c="16"/>&lt;xs:element ref=”colum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2"/>&lt;/xs:choice&gt;</text:p>
      <text:p text:style-name="P2"><text:s text:c="12"/>&lt;xs:attributeGroup ref=”attlist.field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field”&gt;</text:p>
      <text:p text:style-name="P2"><text:s text:c="8"/>&lt;xs:attribute name=”name” use=”required”/&gt;</text:p>
      <text:p text:style-name="P2"><text:s text:c="8"/>&lt;xs:attribute name=”persistence-modifier”&gt;</text:p>
      <text:p text:style-name="P2"><text:soft-page-break/><text:s text:c="12"/>&lt;xs:simpleType&gt;</text:p>
      <text:p text:style-name="P2"><text:s text:c="16"/>&lt;xs:restriction base=”xs:token”&gt;</text:p>
      <text:p text:style-name="P2"><text:s text:c="20"/>&lt;xs:enumeration value=”persistent”/&gt;</text:p>
      <text:p text:style-name="P2"><text:s text:c="20"/>&lt;xs:enumeration value=”transactional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field-type”/&gt;</text:p>
      <text:p text:style-name="P2"><text:s text:c="8"/>&lt;xs:attribute name=”table”/&gt;</text:p>
      <text:p text:style-name="P2"><text:s text:c="8"/>&lt;xs:attribute name=”column”/&gt;</text:p>
      <text:p text:style-name="P2"><text:s text:c="8"/>&lt;xs:attribute name=”primary-key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null-value” default=”non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exception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fault-fetch-group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embedd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serializ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pend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oft-page-break/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value-strategy”/&gt;</text:p>
      <text:p text:style-name="P2"><text:s text:c="8"/>&lt;xs:attribute name=”dele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sequence”/&gt;</text:p>
      <text:p text:style-name="P2"><text:s text:c="8"/>&lt;xs:attribute name=”load-fetch-group”/&gt;</text:p>
      <text:p text:style-name="P2"><text:s text:c="8"/>&lt;xs:attribute name=”recursion-depth”/&gt;</text:p>
      <text:p text:style-name="P2"><text:s text:c="8"/>&lt;xs:attribute name=”mapped-by”/&gt;</text:p>
      <text:p text:style-name="P2"><text:s text:c="8"/>&lt;xs:attribute name=”cacheable” default=”tr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foreign-key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the choice of columns, fields and properties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choice minOccurs=”0” maxOccurs=”1”&gt;</text:p>
      <text:p text:style-name="P2"><text:soft-page-break/><text:s text:c="20"/>&lt;xs:element minOccurs=”0” maxOccurs=”unbounded” ref=”column”/&gt;</text:p>
      <text:p text:style-name="P2"><text:s text:c="20"/>&lt;xs:element minOccurs=”0” maxOccurs=”unbounded” ref=”field”/&gt;</text:p>
      <text:p text:style-name="P2"><text:s text:c="20"/>&lt;xs:element minOccurs=”0” maxOccurs=”unbounded” ref=”property”/&gt;</text:p>
      <text:p text:style-name="P2"><text:s text:c="16"/>&lt;/xs:choice&gt;</text:p>
      <text:p text:style-name="P2"><text:s text:c="12"/>&lt;/xs:choice&gt;</text:p>
      <text:p text:style-name="P2"><text:s text:c="12"/>&lt;xs:attributeGroup ref=”attlist.foreign-key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foreign-key”&gt;</text:p>
      <text:p text:style-name="P2"><text:s text:c="8"/>&lt;xs:attribute name=”table”/&gt;</text:p>
      <text:p text:style-name="P2"><text:s text:c="8"/>&lt;xs:attribute name=”deferr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lete-action” default=”restric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pdate-action” default=”restric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name”/&gt;</text:p>
      <text:p text:style-name="P2"><text:s text:c="4"/>&lt;/xs:attributeGroup&gt;</text:p>
      <text:p text:style-name="P2"><text:s text:c="4"/>&lt;xs:element name=”collection”&gt;</text:p>
      <text:p text:style-name="P2"><text:s text:c="8"/>&lt;xs:complexType&gt;</text:p>
      <text:p text:style-name="P2"><text:s text:c="12"/>&lt;xs:sequence&gt;</text:p>
      <text:p text:style-name="P2"><text:s text:c="16"/>&lt;xs:element minOccurs=”0” maxOccurs=”unbounded” ref=”extension”/&gt;</text:p>
      <text:p text:style-name="P2"><text:soft-page-break/><text:s text:c="12"/>&lt;/xs:sequence&gt;</text:p>
      <text:p text:style-name="P2"><text:s text:c="12"/>&lt;xs:attributeGroup ref=”attlist.collection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collection”&gt;</text:p>
      <text:p text:style-name="P2"><text:s text:c="8"/>&lt;xs:attribute name=”element-type”/&gt;</text:p>
      <text:p text:style-name="P2"><text:s text:c="8"/>&lt;xs:attribute name=”embedded-elem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pendent-elem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serialized-elem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map”&gt;</text:p>
      <text:p text:style-name="P2"><text:s text:c="8"/>&lt;xs:complexType&gt;</text:p>
      <text:p text:style-name="P2"><text:s text:c="12"/>&lt;xs:sequence&gt;</text:p>
      <text:p text:style-name="P2"><text:s text:c="16"/>&lt;xs:element minOccurs=”0” maxOccurs=”unbounded” ref=”extension”/&gt;</text:p>
      <text:p text:style-name="P2"><text:s text:c="12"/>&lt;/xs:sequence&gt;</text:p>
      <text:p text:style-name="P2"><text:s text:c="12"/>&lt;xs:attributeGroup ref=”attlist.map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map”&gt;</text:p>
      <text:p text:style-name="P2"><text:s text:c="8"/>&lt;xs:attribute name=”key-type”/&gt;</text:p>
      <text:p text:style-name="P2"><text:s text:c="8"/>&lt;xs:attribute name=”embedded-key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pendent-key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oft-page-break/><text:s text:c="8"/>&lt;/xs:attribute&gt;</text:p>
      <text:p text:style-name="P2"><text:s text:c="8"/>&lt;xs:attribute name=”serialized-key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value-type”/&gt;</text:p>
      <text:p text:style-name="P2"><text:s text:c="8"/>&lt;xs:attribute name=”embedded-val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pendent-val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serialized-val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key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embedded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embedded”/&gt;</text:p>
      <text:p text:style-name="P2"><text:s text:c="16"/>&lt;xs:element ref=”colum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2"/>&lt;/xs:choice&gt;</text:p>
      <text:p text:style-name="P2"><text:s text:c="12"/>&lt;xs:attributeGroup ref=”attlist.key”/&gt;</text:p>
      <text:p text:style-name="P2"><text:s text:c="8"/>&lt;/xs:complexType&gt;</text:p>
      <text:p text:style-name="P2"><text:s text:c="4"/>&lt;/xs:element&gt;</text:p>
      <text:p text:style-name="P2"><text:soft-page-break/><text:s text:c="4"/>&lt;xs:attributeGroup name=”attlist.key”&gt;</text:p>
      <text:p text:style-name="P2"><text:s text:c="8"/>&lt;xs:attribute name=”column”/&gt;</text:p>
      <text:p text:style-name="P2"><text:s text:c="8"/>&lt;xs:attribute name=”table”/&gt;</text:p>
      <text:p text:style-name="P2"><text:s text:c="8"/>&lt;xs:attribute name=”dele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pda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mapped-by”/&gt;</text:p>
      <text:p text:style-name="P2"><text:s text:c="4"/>&lt;/xs:attributeGroup&gt;</text:p>
      <text:p text:style-name="P2"><text:s text:c="4"/>&lt;xs:element name=”value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embedded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”extension”/&gt;</text:p>
      <text:p text:style-name="P2"><text:soft-page-break/><text:s text:c="16"/>&lt;xs:element ref=”embedded”/&gt;</text:p>
      <text:p text:style-name="P2"><text:s text:c="16"/>&lt;xs:element ref=”colum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2"/>&lt;/xs:choice&gt;</text:p>
      <text:p text:style-name="P2"><text:s text:c="12"/>&lt;xs:attributeGroup ref=”attlist.value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value”&gt;</text:p>
      <text:p text:style-name="P2"><text:s text:c="8"/>&lt;xs:attribute name=”column”/&gt;</text:p>
      <text:p text:style-name="P2"><text:s text:c="8"/>&lt;xs:attribute name=”table”/&gt;</text:p>
      <text:p text:style-name="P2"><text:s text:c="8"/>&lt;xs:attribute name=”dele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pda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mapped-by”/&gt;</text:p>
      <text:p text:style-name="P2"><text:s text:c="4"/>&lt;/xs:attributeGroup&gt;</text:p>
      <text:p text:style-name="P2"><text:s text:c="4"/>&lt;xs:element name=”array”&gt;</text:p>
      <text:p text:style-name="P2"><text:s text:c="8"/>&lt;xs:complexType&gt;</text:p>
      <text:p text:style-name="P2"><text:s text:c="12"/>&lt;xs:sequence&gt;</text:p>
      <text:p text:style-name="P2"><text:soft-page-break/><text:s text:c="16"/>&lt;xs:element minOccurs=”0” maxOccurs=”unbounded” ref=”extension”/&gt;</text:p>
      <text:p text:style-name="P2"><text:s text:c="12"/>&lt;/xs:sequence&gt;</text:p>
      <text:p text:style-name="P2"><text:s text:c="12"/>&lt;xs:attributeGroup ref=”attlist.array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array”&gt;</text:p>
      <text:p text:style-name="P2"><text:s text:c="8"/>&lt;xs:attribute name=”element-type”/&gt;</text:p>
      <text:p text:style-name="P2"><text:s text:c="8"/>&lt;xs:attribute name=”embedded-elem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dependent-elem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serialized-element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element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embedded</text:p>
      <text:p text:style-name="P2"><text:s text:c="20"/>- foreign-key</text:p>
      <text:p text:style-name="P2"><text:s text:c="20"/>- index</text:p>
      <text:p text:style-name="P2"><text:s text:c="20"/>- unique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embedded”/&gt;</text:p>
      <text:p text:style-name="P2"><text:s text:c="16"/>&lt;xs:element ref=”column”/&gt;</text:p>
      <text:p text:style-name="P2"><text:s text:c="16"/>&lt;xs:element ref=”foreign-key”/&gt;</text:p>
      <text:p text:style-name="P2"><text:s text:c="16"/>&lt;xs:element ref=”index”/&gt;</text:p>
      <text:p text:style-name="P2"><text:s text:c="16"/>&lt;xs:element ref=”unique”/&gt;</text:p>
      <text:p text:style-name="P2"><text:s text:c="12"/>&lt;/xs:choice&gt;</text:p>
      <text:p text:style-name="P2"><text:s text:c="12"/>&lt;xs:attributeGroup ref=”attlist.element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element”&gt;</text:p>
      <text:p text:style-name="P2"><text:s text:c="8"/>&lt;xs:attribute name=”column”/&gt;</text:p>
      <text:p text:style-name="P2"><text:s text:c="8"/>&lt;xs:attribute name=”table”/&gt;</text:p>
      <text:p text:style-name="P2"><text:soft-page-break/><text:s text:c="8"/>&lt;xs:attribute name=”dele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pdate-action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restrict”/&gt;</text:p>
      <text:p text:style-name="P2"><text:s text:c="20"/>&lt;xs:enumeration value=”cascade”/&gt;</text:p>
      <text:p text:style-name="P2"><text:s text:c="20"/>&lt;xs:enumeration value=”null”/&gt;</text:p>
      <text:p text:style-name="P2"><text:s text:c="20"/>&lt;xs:enumeration value=”default”/&gt;</text:p>
      <text:p text:style-name="P2"><text:s text:c="20"/>&lt;xs:enumeration value=”non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indexe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20"/>&lt;xs:enumeration value=”uniqu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mapped-by”/&gt;</text:p>
      <text:p text:style-name="P2"><text:s text:c="4"/>&lt;/xs:attributeGroup&gt;</text:p>
      <text:p text:style-name="P2"><text:s text:c="4"/>&lt;xs:element name=”order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index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element ref=”column”/&gt;</text:p>
      <text:p text:style-name="P2"><text:s text:c="16"/>&lt;xs:element ref=”index”/&gt;</text:p>
      <text:p text:style-name="P2"><text:s text:c="12"/>&lt;/xs:choice&gt;</text:p>
      <text:p text:style-name="P2"><text:s text:c="12"/>&lt;xs:attributeGroup ref=”attlist.order”/&gt;</text:p>
      <text:p text:style-name="P2"><text:s text:c="8"/>&lt;/xs:complexType&gt;</text:p>
      <text:p text:style-name="P2"><text:s text:c="4"/>&lt;/xs:element&gt;</text:p>
      <text:p text:style-name="P2"><text:soft-page-break/><text:s text:c="4"/>&lt;xs:attributeGroup name=”attlist.order”&gt;</text:p>
      <text:p text:style-name="P2"><text:s text:c="8"/>&lt;xs:attribute name=”column”/&gt;</text:p>
      <text:p text:style-name="P2"><text:s text:c="8"/>&lt;xs:attribute name=”mapped-by”/&gt;</text:p>
      <text:p text:style-name="P2"><text:s text:c="4"/>&lt;/xs:attributeGroup&gt;</text:p>
      <text:p text:style-name="P2"><text:s text:c="4"/>&lt;xs:element name=”fetch-group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element ref=”extension”/&gt;</text:p>
      <text:p text:style-name="P2"><text:s text:c="16"/>&lt;xs:element ref=”fetch-group”/&gt;</text:p>
      <text:p text:style-name="P2"><text:s text:c="16"/>&lt;xs:element ref=”field”/&gt;</text:p>
      <text:p text:style-name="P2"><text:s text:c="16"/>&lt;xs:element ref=”property”/&gt;</text:p>
      <text:p text:style-name="P2"><text:s text:c="12"/>&lt;/xs:choice&gt;</text:p>
      <text:p text:style-name="P2"><text:s text:c="12"/>&lt;xs:attributeGroup ref=”attlist.fetch-group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fetch-group”&gt;</text:p>
      <text:p text:style-name="P2"><text:s text:c="8"/>&lt;xs:attribute name=”name” use=”required”/&gt;</text:p>
      <text:p text:style-name="P2"><text:s text:c="8"/>&lt;xs:attribute name=”post-load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embedded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element ref=”extension”/&gt;</text:p>
      <text:p text:style-name="P2"><text:s text:c="16"/>&lt;xs:element ref=”field”/&gt;</text:p>
      <text:p text:style-name="P2"><text:s text:c="16"/>&lt;xs:element ref=”property”/&gt;</text:p>
      <text:p text:style-name="P2"><text:s text:c="12"/>&lt;/xs:choice&gt;</text:p>
      <text:p text:style-name="P2"><text:s text:c="12"/>&lt;xs:attributeGroup ref=”attlist.embedded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embedded”&gt;</text:p>
      <text:p text:style-name="P2"><text:s text:c="8"/>&lt;xs:attribute name=”owner-field”/&gt;</text:p>
      <text:p text:style-name="P2"><text:s text:c="8"/>&lt;xs:attribute name=”null-indicator-column”/&gt;</text:p>
      <text:p text:style-name="P2"><text:s text:c="8"/>&lt;xs:attribute name=”null-indicator-value”/&gt;</text:p>
      <text:p text:style-name="P2"><text:s text:c="4"/>&lt;/xs:attributeGroup&gt;</text:p>
      <text:p text:style-name="P2"><text:s text:c="4"/>&lt;xs:element name=”sequence”&gt;</text:p>
      <text:p text:style-name="P2"><text:s text:c="8"/>&lt;xs:complexType&gt;</text:p>
      <text:p text:style-name="P2"><text:s text:c="12"/>&lt;xs:sequence&gt;</text:p>
      <text:p text:style-name="P2"><text:s text:c="16"/>&lt;xs:element minOccurs=”0” maxOccurs=”unbounded” ref=”extension”/&gt;</text:p>
      <text:p text:style-name="P2"><text:s text:c="12"/>&lt;/xs:sequence&gt;</text:p>
      <text:p text:style-name="P2"><text:s text:c="12"/>&lt;xs:attributeGroup ref=”attlist.sequence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sequence”&gt;</text:p>
      <text:p text:style-name="P2"><text:s text:c="8"/>&lt;xs:attribute name=”name” use=”required”/&gt;</text:p>
      <text:p text:style-name="P2"><text:s text:c="8"/>&lt;xs:attribute name=”datastore-sequence”/&gt;</text:p>
      <text:p text:style-name="P2"><text:s text:c="8"/>&lt;xs:attribute name=”factory-class”/&gt;</text:p>
      <text:p text:style-name="P2"><text:s text:c="8"/>&lt;xs:attribute name=”strategy” use=”required”&gt;</text:p>
      <text:p text:style-name="P2"><text:s text:c="12"/>&lt;xs:simpleType&gt;</text:p>
      <text:p text:style-name="P2"><text:s text:c="16"/>&lt;xs:restriction base=”xs:token”&gt;</text:p>
      <text:p text:style-name="P2"><text:soft-page-break/><text:s text:c="20"/>&lt;xs:enumeration value=”nontransactional”/&gt;</text:p>
      <text:p text:style-name="P2"><text:s text:c="20"/>&lt;xs:enumeration value=”contiguous”/&gt;</text:p>
      <text:p text:style-name="P2"><text:s text:c="20"/>&lt;xs:enumeration value=”noncontiguous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3"><text:s text:c="8"/>&lt;xs:attribute name="allocation-size" default="50"/&gt;</text:p>
      <text:p text:style-name="P3"><text:s text:c="8"/>&lt;xs:attribute name="initial-value" default="1"/&gt;</text:p>
      <text:p text:style-name="P2"><text:s text:c="4"/>&lt;/xs:attributeGroup&gt;</text:p>
      <text:p text:style-name="P2"><text:s text:c="4"/>&lt;xs:element name=”index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the choice of columns, fields or properties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choice&gt;</text:p>
      <text:p text:style-name="P2"><text:s text:c="20"/>&lt;xs:element minOccurs=”0” maxOccurs=”unbounded” ref=”column”/&gt;</text:p>
      <text:p text:style-name="P2"><text:s text:c="20"/>&lt;xs:element minOccurs=”0” maxOccurs=”unbounded” ref=”field”/&gt;</text:p>
      <text:p text:style-name="P2"><text:s text:c="20"/>&lt;xs:element minOccurs=”0” maxOccurs=”unbounded” ref=”property”/&gt;</text:p>
      <text:p text:style-name="P2"><text:s text:c="16"/>&lt;/xs:choice&gt;</text:p>
      <text:p text:style-name="P2"><text:s text:c="12"/>&lt;/xs:choice&gt;</text:p>
      <text:p text:style-name="P2"><text:s text:c="12"/>&lt;xs:attributeGroup ref=”attlist.index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index”&gt;</text:p>
      <text:p text:style-name="P2"><text:s text:c="8"/>&lt;xs:attribute name=”name”/&gt;</text:p>
      <text:p text:style-name="P2"><text:s text:c="8"/>&lt;xs:attribute name=”table”/&gt;</text:p>
      <text:p text:style-name="P2"><text:s text:c="8"/>&lt;xs:attribute name=”unique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query”&gt;</text:p>
      <text:p text:style-name="P2"><text:s text:c="8"/>&lt;xs:complexType mixed=”true”&gt;</text:p>
      <text:p text:style-name="P2"><text:s text:c="12"/>&lt;xs:sequence&gt;</text:p>
      <text:p text:style-name="P2"><text:s text:c="16"/>&lt;xs:element minOccurs=”0” maxOccurs=”unbounded” ref=”extension”/&gt;</text:p>
      <text:p text:style-name="P2"><text:s text:c="12"/>&lt;/xs:sequence&gt;</text:p>
      <text:p text:style-name="P2"><text:s text:c="12"/>&lt;xs:attributeGroup ref=”attlist.query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query”&gt;</text:p>
      <text:p text:style-name="P2"><text:s text:c="8"/>&lt;xs:attribute name=”name” use=”required”/&gt;</text:p>
      <text:p text:style-name="P2"><text:s text:c="8"/>&lt;xs:attribute name=”language”/&gt;</text:p>
      <text:p text:style-name="P2"><text:s text:c="8"/>&lt;xs:attribute name=”unmodifiable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oft-page-break/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result-class”/&gt;</text:p>
      <text:p text:style-name="P2"><text:s text:c="8"/>&lt;xs:attribute name=”fetch-plan”/&gt;</text:p>
      <text:p text:style-name="P2"><text:s text:c="4"/>&lt;/xs:attributeGroup&gt;</text:p>
      <text:p text:style-name="P2"><text:s text:c="4"/>&lt;xs:element name=”unique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annotation&gt;&lt;xs:documentation&gt;</text:p>
      <text:p text:style-name="P2"><text:s text:c="20"/>Please note, </text:p>
      <text:p text:style-name="P2"><text:s text:c="20"/>the following subelements must not occur more than once:</text:p>
      <text:p text:style-name="P2"><text:s text:c="20"/>- the choice of columns, fields or properties</text:p>
      <text:p text:style-name="P2"><text:s text:c="16"/>&lt;/xs:documentation&gt;&lt;/xs:annotation&gt;</text:p>
      <text:p text:style-name="P2"><text:s text:c="16"/>&lt;xs:element ref=”extension”/&gt;</text:p>
      <text:p text:style-name="P2"><text:s text:c="16"/>&lt;xs:choice&gt;</text:p>
      <text:p text:style-name="P2"><text:s text:c="20"/>&lt;xs:element minOccurs=”0” maxOccurs=”unbounded” ref=”column”/&gt;</text:p>
      <text:p text:style-name="P2"><text:s text:c="20"/>&lt;xs:element minOccurs=”0” maxOccurs=”unbounded” ref=”field”/&gt;</text:p>
      <text:p text:style-name="P2"><text:s text:c="20"/>&lt;xs:element minOccurs=”0” maxOccurs=”unbounded” ref=”property”/&gt;</text:p>
      <text:p text:style-name="P2"><text:s text:c="16"/>&lt;/xs:choice&gt;</text:p>
      <text:p text:style-name="P2"><text:s text:c="12"/>&lt;/xs:choice&gt;</text:p>
      <text:p text:style-name="P2"><text:s text:c="12"/>&lt;xs:attributeGroup ref=”attlist.unique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unique”&gt;</text:p>
      <text:p text:style-name="P2"><text:s text:c="8"/>&lt;xs:attribute name=”name”/&gt;</text:p>
      <text:p text:style-name="P2"><text:s text:c="8"/>&lt;xs:attribute name=”table”/&gt;</text:p>
      <text:p text:style-name="P2"><text:s text:c="8"/>&lt;xs:attribute name=”deferred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4"/>&lt;/xs:attributeGroup&gt;</text:p>
      <text:p text:style-name="P2"><text:s text:c="4"/>&lt;xs:element name=”extension”&gt;</text:p>
      <text:p text:style-name="P2"><text:s text:c="8"/>&lt;xs:complexType&gt;</text:p>
      <text:p text:style-name="P2"><text:s text:c="12"/>&lt;xs:complexContent&gt;</text:p>
      <text:p text:style-name="P2"><text:s text:c="16"/>&lt;xs:extension base=”any”&gt;</text:p>
      <text:p text:style-name="P2"><text:s text:c="20"/>&lt;xs:attributeGroup ref=”attlist.extension”/&gt;</text:p>
      <text:p text:style-name="P2"><text:s text:c="16"/>&lt;/xs:extension&gt;</text:p>
      <text:p text:style-name="P2"><text:s text:c="12"/>&lt;/xs:complexContent&gt;</text:p>
      <text:p text:style-name="P2"><text:s text:c="8"/>&lt;/xs:complexType&gt;</text:p>
      <text:p text:style-name="P2"><text:s text:c="4"/>&lt;/xs:element&gt;</text:p>
      <text:p text:style-name="P2"><text:s text:c="4"/>&lt;xs:attributeGroup name=”attlist.extension”&gt;</text:p>
      <text:p text:style-name="P2"><text:s text:c="8"/>&lt;xs:attribute name=”vendor-name” use=”required”/&gt;</text:p>
      <text:p text:style-name="P2"><text:soft-page-break/><text:s text:c="8"/>&lt;xs:attribute name=”key”/&gt;</text:p>
      <text:p text:style-name="P2"><text:s text:c="8"/>&lt;xs:attribute name=”value”/&gt;</text:p>
      <text:p text:style-name="P2"><text:s text:c="4"/>&lt;/xs:attributeGroup&gt;</text:p>
      <text:p text:style-name="P2"><text:s text:c="4"/>&lt;xs:complexType name=”any” mixed=”true”&gt;</text:p>
      <text:p text:style-name="P2"><text:s text:c="8"/>&lt;xs:sequence&gt;</text:p>
      <text:p text:style-name="P2"><text:s text:c="12"/>&lt;xs:any minOccurs=”0” maxOccurs=”unbounded” processContents=”skip”/&gt;</text:p>
      <text:p text:style-name="P2"><text:s text:c="8"/>&lt;/xs:sequence&gt;</text:p>
      <text:p text:style-name="P2"><text:s text:c="4"/>&lt;/xs:complexType&gt;</text:p>
      <text:p text:style-name="P2">&lt;/xs:schema&gt;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1665in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="100%" fo:margin-left="1in" fo:margin-right="0in" fo:margin-top="0.278in" fo:margin-bottom="1in" style:line-height-at-least="0.2917in" fo:text-indent="-1in" style:auto-text-indent="false" style:page-number="auto" fo:break-before="auto" fo:break-after="auto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972in" style:line-height-at-least="0.1598in" fo:keep-with-next="always">
        <style:tab-stops>
          <style:tab-stop style:position="0.5in" style:type="right"/>
          <style:tab-stop style:position="0.7299in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1in" fo:margin-right="0in" fo:margin-top="0.0972in" fo:margin-bottom="0.0693in" style:line-height-at-least="0.1736in" fo:text-indent="-1in" style:auto-text-indent="false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="100%" fo:margin-left="0.75in" fo:margin-right="0in" fo:margin-top="0in" fo:margin-bottom="0.0555in" style:line-height-at-least="0.1736in" fo:text-align="justify" style:justify-single-word="false" fo:orphans="0" fo:widows="0" fo:text-indent="0in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="100%" fo:margin-left="0.75in" fo:margin-right="0in" fo:margin-top="0in" fo:margin-bottom="0.0555in" style:line-height-at-least="0.1736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="100%" fo:margin-left="1in" fo:margin-right="0.25in" fo:margin-top="0.0138in" fo:margin-bottom="0.0693in" style:line-height-at-least="0.1736in" fo:text-align="justify" style:justify-single-word="false" fo:orphans="0" fo:widows="0" fo:text-indent="-0.1528in" style:auto-text-indent="false" style:writing-mode="lr-tb">
        <style:tab-stops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in" fo:margin-bottom="0in" style:line-height-at-least="0.1665in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="100%" fo:margin-left="0.75in" fo:margin-right="0in" fo:margin-top="0in" fo:margin-bottom="0in" style:line-height-at-least="0.1457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="100%" fo:margin-left="1in" fo:margin-right="0.25in" fo:margin-top="0.139in" fo:margin-bottom="0.139in" style:line-height-at-least="0.1945in" fo:orphans="0" fo:widows="0" fo:text-indent="0in" style:auto-text-indent="false" style:writing-mode="lr-tb">
        <style:tab-stops>
          <style:tab-stop style:position="1.25in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="100%" fo:margin-left="1in" fo:margin-right="0in" fo:margin-top="0.0972in" fo:margin-bottom="0.0555in" style:line-height-at-least="0.1807in" fo:orphans="0" fo:widows="0" fo:text-indent="-1in" style:auto-text-indent="fals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ppendix" style:family="paragraph" style:default-outline-level="">
      <style:paragraph-properties fo:margin="100%" fo:margin-left="1in" fo:margin-right="0in" fo:margin-top="0.25in" fo:margin-bottom="0.1665in" style:line-height-at-least="0.278in" fo:text-align="center" style:justify-single-word="false" fo:orphans="0" fo:widows="0" fo:text-indent="-1in" style:auto-text-indent="false" fo:break-before="pag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="100%" fo:margin-left="0.3in" fo:margin-right="0in" fo:margin-top="0in" fo:margin-bottom="0.139in" fo:text-indent="-0.3in" style:auto-text-indent="false" style:page-number="auto">
        <style:tab-stops>
          <style:tab-stop style:position="0.5in" style:type="right"/>
          <style:tab-stop style:position="0.7299in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="100%" fo:margin-left="0in" fo:margin-right="0in" fo:margin-top="0in" fo:margin-bottom="0.139in" fo:text-indent="0in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="100%" fo:margin-left="0in" fo:margin-right="0in" fo:margin-top="0in" fo:margin-bottom="0.139in" fo:text-indent="0in" style:auto-text-indent="false"/>
      <style:text-properties fo:font-size="12pt" fo:font-weight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.139in" fo:text-indent="0in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="100%" fo:margin-left="0in" fo:margin-right="0in" fo:margin-top="0in" fo:margin-bottom="0.139in" style:line-height-at-least="0in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:" style:num-format="A" text:start-value="8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i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i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  <style:master-page style:name="Appendix" style:page-layout-name="Mpm6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1</meta:editing-cycles>
    <meta:creation-date>2012-06-24T14:10:55.11</meta:creation-date>
    <meta:editing-duration>PT14M47S</meta:editing-duration>
    <meta:generator>OpenOffice.org/3.4.1$Unix OpenOffice.org_project/341m1$Build-9593</meta:generator>
    <dc:title>JDO_Chapter</dc:title>
    <dc:date>2013-01-11T09:47:31</dc:date>
    <dc:creator>Craig Russell</dc:creator>
    <meta:document-statistic meta:table-count="0" meta:image-count="0" meta:object-count="0" meta:page-count="24" meta:paragraph-count="1291" meta:word-count="2309" meta:character-count="5098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